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J( boolean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D( List &lt; Long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G( List &lt; ObjectP1_A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I( List &lt; ObjectP1_B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is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